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813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1563in"/>
    </style:style>
    <style:style style:name="Table1.A1" style:family="table-cell">
      <style:table-cell-properties style:vertical-align="middle" fo:padding="0.0194in" fo:border="0.75pt solid #000000"/>
    </style:style>
    <style:style style:name="Table1.A3" style:family="table-cell">
      <style:table-cell-properties style:vertical-align="middle" fo:padding="0.0194in" fo:border-left="0.75pt solid #000000" fo:border-right="0.75pt solid #000000" fo:border-top="none" fo:border-bottom="0.7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528in"/>
    </style:style>
    <style:style style:name="Table2.B" style:family="table-column">
      <style:table-column-properties style:column-width="1.4472in"/>
    </style:style>
    <style:style style:name="Table2.C" style:family="table-column">
      <style:table-column-properties style:column-width="1.2736in"/>
    </style:style>
    <style:style style:name="Table2.D" style:family="table-column">
      <style:table-column-properties style:column-width="2.9514in"/>
    </style:style>
    <style:style style:name="Table2.A1" style:family="table-cell">
      <style:table-cell-properties style:vertical-align="middle" fo:padding="0.0194in" fo:border="0.75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3104in"/>
    </style:style>
    <style:style style:name="Table3.B" style:family="table-column">
      <style:table-column-properties style:column-width="1.8181in"/>
    </style:style>
    <style:style style:name="Table3.C" style:family="table-column">
      <style:table-column-properties style:column-width="2.7965in"/>
    </style:style>
    <style:style style:name="Table3.A1" style:family="table-cell">
      <style:table-cell-properties style:vertical-align="middle" fo:padding="0.0194in" fo:border="0.75pt solid #000000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5174in"/>
    </style:style>
    <style:style style:name="Table4.B" style:family="table-column">
      <style:table-column-properties style:column-width="2.2535in"/>
    </style:style>
    <style:style style:name="Table4.C" style:family="table-column">
      <style:table-column-properties style:column-width="3.1542in"/>
    </style:style>
    <style:style style:name="Table4.A1" style:family="table-cell">
      <style:table-cell-properties style:vertical-align="middle" fo:padding="0.0194in" fo:border="0.75pt solid #00000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2035in"/>
    </style:style>
    <style:style style:name="Table5.B" style:family="table-column">
      <style:table-column-properties style:column-width="2.2375in"/>
    </style:style>
    <style:style style:name="Table5.C" style:family="table-column">
      <style:table-column-properties style:column-width="3.484in"/>
    </style:style>
    <style:style style:name="Table5.A1" style:family="table-cell">
      <style:table-cell-properties style:vertical-align="middle" fo:padding="0.0194in" fo:border="0.75pt solid #000000"/>
    </style:style>
    <style:style style:name="Table5.A4" style:family="table-cell">
      <style:table-cell-properties style:vertical-align="middle" fo:padding="0.0194in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line-height="100%"/>
      <style:text-properties style:text-line-through-style="none" style:text-line-through-type="none" style:font-name="Kalpurush" style:font-name-complex="Kalpurush"/>
    </style:style>
    <style:style style:name="P2" style:family="paragraph" style:parent-style-name="Heading_20_2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3" style:family="paragraph" style:parent-style-name="Text_20_body">
      <style:paragraph-properties fo:line-height="100%"/>
      <style:text-properties style:text-line-through-style="none" style:text-line-through-type="none" style:font-name="Kalpurush" officeooo:rsid="0018cab1" officeooo:paragraph-rsid="0018cab1" fo:background-color="#ffffd7" style:font-name-complex="Kalpurush"/>
    </style:style>
    <style:style style:name="P4" style:family="paragraph" style:parent-style-name="Table_20_Heading">
      <style:paragraph-properties fo:line-height="100%"/>
      <style:text-properties style:text-line-through-style="none" style:text-line-through-type="none" style:font-name="Kalpurush" style:font-name-complex="Kalpurush"/>
    </style:style>
    <style:style style:name="P5" style:family="paragraph" style:parent-style-name="Table_20_Contents">
      <style:paragraph-properties fo:line-height="100%"/>
    </style:style>
    <style:style style:name="P6" style:family="paragraph" style:parent-style-name="Table_20_Contents">
      <style:paragraph-properties fo:line-height="100%"/>
      <style:text-properties style:text-line-through-style="none" style:text-line-through-type="none" style:font-name="Kalpurush" style:font-name-complex="Kalpurush"/>
    </style:style>
    <style:style style:name="P7" style:family="paragraph" style:parent-style-name="Table_20_Contents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8" style:family="paragraph" style:parent-style-name="Table_20_Contents">
      <style:paragraph-properties fo:line-height="100%"/>
      <style:text-properties style:text-line-through-style="none" style:text-line-through-type="none" style:font-name="Kalpurush" officeooo:paragraph-rsid="00090b54" style:font-name-complex="Kalpurush"/>
    </style:style>
    <style:style style:name="P9" style:family="paragraph" style:parent-style-name="Heading_20_3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10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11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0b0483" officeooo:paragraph-rsid="000b0483" style:font-name-complex="Kalpurush"/>
    </style:style>
    <style:style style:name="P12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0b110a" officeooo:paragraph-rsid="000b110a" style:font-name-complex="Kalpurush"/>
    </style:style>
    <style:style style:name="P13" style:family="paragraph" style:parent-style-name="Text_20_body">
      <style:paragraph-properties fo:line-height="100%"/>
      <style:text-properties style:text-line-through-style="none" style:text-line-through-type="none" style:font-name="Kalpurush" officeooo:rsid="00164a61" officeooo:paragraph-rsid="00164a61" fo:background-color="#ffffd7" style:font-name-complex="Kalpurush"/>
    </style:style>
    <style:style style:name="P14" style:family="paragraph" style:parent-style-name="Heading_20_2">
      <style:paragraph-properties fo:line-height="100%" fo:break-before="page"/>
      <style:text-properties style:text-line-through-style="none" style:text-line-through-type="none" style:font-name="Kalpurush" officeooo:rsid="000b110a" officeooo:paragraph-rsid="000b110a" style:font-name-complex="Kalpurush"/>
    </style:style>
    <style:style style:name="P15" style:family="paragraph" style:parent-style-name="Text_20_body">
      <style:paragraph-properties fo:line-height="100%"/>
      <style:text-properties style:text-line-through-style="none" style:text-line-through-type="none" style:font-name="Kalpurush" officeooo:paragraph-rsid="000b110a" style:font-name-complex="Kalpurush"/>
    </style:style>
    <style:style style:name="P16" style:family="paragraph" style:parent-style-name="Heading_20_3">
      <style:paragraph-properties fo:line-height="100%"/>
      <style:text-properties style:text-line-through-style="none" style:text-line-through-type="none" style:font-name="Kalpurush" officeooo:rsid="000b110a" officeooo:paragraph-rsid="000b110a" style:font-name-complex="Kalpurush"/>
    </style:style>
    <style:style style:name="P17" style:family="paragraph" style:parent-style-name="Text_20_body" style:list-style-name="L2">
      <style:paragraph-properties fo:line-height="100%"/>
      <style:text-properties style:text-line-through-style="none" style:text-line-through-type="none" style:font-name="Kalpurush" officeooo:rsid="000cc30b" officeooo:paragraph-rsid="000cc30b" style:font-name-complex="Kalpurush"/>
    </style:style>
    <style:style style:name="P18" style:family="paragraph" style:parent-style-name="Text_20_body">
      <style:paragraph-properties fo:line-height="100%"/>
      <style:text-properties style:text-line-through-style="none" style:text-line-through-type="none" style:font-name="Kalpurush" officeooo:rsid="000cc30b" officeooo:paragraph-rsid="000cc30b" style:font-name-complex="Kalpurush"/>
    </style:style>
    <style:style style:name="P19" style:family="paragraph" style:parent-style-name="Heading_20_2">
      <style:paragraph-properties fo:line-height="100%" fo:break-before="page"/>
      <style:text-properties style:text-line-through-style="none" style:text-line-through-type="none" style:font-name="Kalpurush" officeooo:rsid="000e42e9" officeooo:paragraph-rsid="000e42e9" style:font-name-complex="Kalpurush"/>
    </style:style>
    <style:style style:name="P20" style:family="paragraph" style:parent-style-name="Text_20_body">
      <style:paragraph-properties fo:line-height="100%"/>
      <style:text-properties style:text-line-through-style="none" style:text-line-through-type="none" style:font-name="Kalpurush" officeooo:rsid="000e42e9" officeooo:paragraph-rsid="000e42e9" style:font-name-complex="Kalpurush"/>
    </style:style>
    <style:style style:name="P21" style:family="paragraph" style:parent-style-name="Text_20_body">
      <style:paragraph-properties fo:line-height="100%"/>
      <style:text-properties style:text-line-through-style="none" style:text-line-through-type="none" style:font-name="Kalpurush" officeooo:rsid="00199f15" officeooo:paragraph-rsid="00199f15" fo:background-color="#ffffd7" style:font-name-complex="Kalpurush"/>
    </style:style>
    <style:style style:name="P22" style:family="paragraph" style:parent-style-name="Text_20_body">
      <style:paragraph-properties fo:line-height="100%"/>
      <style:text-properties style:text-line-through-style="none" style:text-line-through-type="none" style:font-name="Kalpurush" officeooo:rsid="001cb34b" officeooo:paragraph-rsid="001cb34b" fo:background-color="#ffffd7" style:font-name-complex="Kalpurush"/>
    </style:style>
    <style:style style:name="P23" style:family="paragraph" style:parent-style-name="Table_20_Contents">
      <style:paragraph-properties fo:line-height="100%"/>
      <style:text-properties style:text-line-through-style="none" style:text-line-through-type="none" style:font-name="Kalpurush" officeooo:rsid="00102bfc" officeooo:paragraph-rsid="00102bfc" style:font-name-complex="Kalpurush"/>
    </style:style>
    <style:style style:name="P24" style:family="paragraph" style:parent-style-name="Table_20_Contents">
      <style:paragraph-properties fo:line-height="100%"/>
      <style:text-properties officeooo:paragraph-rsid="00102bfc"/>
    </style:style>
    <style:style style:name="P25" style:family="paragraph" style:parent-style-name="Heading_20_3">
      <style:paragraph-properties fo:line-height="100%"/>
      <style:text-properties style:text-line-through-style="none" style:text-line-through-type="none" style:font-name="Kalpurush" style:font-name-complex="Kalpurush"/>
    </style:style>
    <style:style style:name="P26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0e42e9" officeooo:paragraph-rsid="000e42e9" style:font-name-complex="Kalpurush"/>
    </style:style>
    <style:style style:name="P27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02bfc" officeooo:paragraph-rsid="00102bfc" style:font-name-complex="Kalpurush"/>
    </style:style>
    <style:style style:name="P28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1f270" officeooo:paragraph-rsid="0011f270" style:font-name-complex="Kalpurush"/>
    </style:style>
    <style:style style:name="P29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36fd3" officeooo:paragraph-rsid="00136fd3" style:font-name-complex="Kalpurush"/>
    </style:style>
    <style:style style:name="P30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4f42d" officeooo:paragraph-rsid="0014f42d" style:font-name-complex="Kalpurush"/>
    </style:style>
    <style:style style:name="P31" style:family="paragraph" style:parent-style-name="Heading_20_2">
      <style:paragraph-properties fo:line-height="100%" fo:break-before="page"/>
      <style:text-properties style:text-line-through-style="none" style:text-line-through-type="none" style:font-name="Kalpurush" style:font-name-complex="Kalpurush"/>
    </style:style>
    <style:style style:name="P32" style:family="paragraph" style:parent-style-name="Text_20_body">
      <style:paragraph-properties fo:line-height="100%"/>
      <style:text-properties style:text-line-through-style="none" style:text-line-through-type="none" style:font-name="Kalpurush" officeooo:rsid="00164a61" officeooo:paragraph-rsid="00164a61" style:font-name-complex="Kalpurush"/>
    </style:style>
    <style:style style:name="P33" style:family="paragraph" style:parent-style-name="Text_20_body">
      <style:paragraph-properties fo:line-height="100%"/>
      <style:text-properties style:text-line-through-style="none" style:text-line-through-type="none" style:font-name="Kalpurush" officeooo:rsid="001ac952" officeooo:paragraph-rsid="001ac952" fo:background-color="#ffffd7" style:font-name-complex="Kalpurush"/>
    </style:style>
    <style:style style:name="P34" style:family="paragraph" style:parent-style-name="Table_20_Contents">
      <style:paragraph-properties fo:line-height="100%"/>
      <style:text-properties style:text-line-through-style="none" style:text-line-through-type="none" style:font-name="Kalpurush" officeooo:rsid="0016f7d5" officeooo:paragraph-rsid="0016f7d5" style:font-name-complex="Kalpurush"/>
    </style:style>
    <style:style style:name="P35" style:family="paragraph" style:parent-style-name="Heading_20_3">
      <style:text-properties style:text-line-through-style="none" style:text-line-through-type="none" style:font-name="Kalpurush" style:font-name-complex="Kalpurush"/>
    </style:style>
    <style:style style:name="P36" style:family="paragraph" style:parent-style-name="Text_20_body" style:list-style-name="L4">
      <style:text-properties style:text-line-through-style="none" style:text-line-through-type="none" style:font-name="Kalpurush" officeooo:rsid="001767f2" officeooo:paragraph-rsid="001767f2" style:font-name-complex="Kalpurush"/>
    </style:style>
    <style:style style:name="P37" style:family="paragraph" style:parent-style-name="Text_20_body">
      <style:paragraph-properties fo:line-height="100%"/>
      <style:text-properties style:text-line-through-style="none" style:text-line-through-type="none" style:font-name="Kalpurush" officeooo:rsid="0016f7d5" officeooo:paragraph-rsid="0016f7d5" style:font-name-complex="Kalpurush"/>
    </style:style>
    <style:style style:name="P38" style:family="paragraph" style:parent-style-name="Table_20_Contents">
      <style:text-properties style:text-line-through-style="none" style:text-line-through-type="none" style:font-name="Kalpurush" style:font-name-complex="Kalpurush"/>
    </style:style>
    <style:style style:name="P39" style:family="paragraph" style:parent-style-name="Text_20_body">
      <style:paragraph-properties fo:line-height="100%"/>
      <style:text-properties style:text-line-through-style="none" style:text-line-through-type="none" style:font-name="Kalpurush" style:font-name-complex="Kalpurush"/>
    </style:style>
    <style:style style:name="P40" style:family="paragraph" style:parent-style-name="Text_20_body" style:list-style-name="L5">
      <style:text-properties style:text-line-through-style="none" style:text-line-through-type="none" style:font-name="Kalpurush" officeooo:rsid="001767f2" officeooo:paragraph-rsid="001767f2" style:font-name-complex="Kalpurush"/>
    </style:style>
    <style:style style:name="P41" style:family="paragraph" style:parent-style-name="Text_20_body">
      <style:text-properties style:text-line-through-style="none" style:text-line-through-type="none" style:font-name="Kalpurush" officeooo:rsid="001767f2" officeooo:paragraph-rsid="001767f2" style:font-name-complex="Kalpurush"/>
    </style:style>
    <style:style style:name="P42" style:family="paragraph" style:parent-style-name="Text_20_body">
      <style:paragraph-properties fo:line-height="100%"/>
      <style:text-properties style:font-name="Kalpurush" officeooo:rsid="00164a61" officeooo:paragraph-rsid="00164a61" fo:background-color="#ffffd7" style:font-name-complex="Kalpurush"/>
    </style:style>
    <style:style style:name="T1" style:family="text">
      <style:text-properties fo:background-color="#ffffd7" loext:char-shading-value="0"/>
    </style:style>
    <style:style style:name="T2" style:family="text">
      <style:text-properties officeooo:rsid="0016f7d5"/>
    </style:style>
    <style:style style:name="T3" style:family="text">
      <style:text-properties officeooo:rsid="00199f15"/>
    </style:style>
    <style:style style:name="T4" style:family="text">
      <style:text-properties style:text-line-through-style="none" style:text-line-through-type="none" style:font-name="Kalpurush" style:font-name-complex="Kalpurush"/>
    </style:style>
    <style:style style:name="T5" style:family="text">
      <style:text-properties officeooo:rsid="00090b54"/>
    </style:style>
    <style:style style:name="T6" style:family="text">
      <style:text-properties style:text-position="super 58%"/>
    </style:style>
    <style:style style:name="T7" style:family="text">
      <style:text-properties officeooo:rsid="0019618c"/>
    </style:style>
    <style:style style:name="T8" style:family="text">
      <style:text-properties officeooo:rsid="0014f42d"/>
    </style:style>
    <style:style style:name="T9" style:family="text">
      <style:text-properties style:text-line-through-style="none" style:text-line-through-type="none" style:font-name="Kalpurush" officeooo:rsid="00102bfc" style:font-name-complex="Kalpurush"/>
    </style:style>
    <style:style style:name="T10" style:family="text">
      <style:text-properties style:text-line-through-style="none" style:text-line-through-type="none" style:font-name="Kalpurush" officeooo:rsid="0011f270" style:font-name-complex="Kalpurush"/>
    </style:style>
    <style:style style:name="T11" style:family="text">
      <style:text-properties officeooo:rsid="0011f270"/>
    </style:style>
    <style:style style:name="T12" style:family="text">
      <style:text-properties officeooo:rsid="00178da1"/>
    </style:style>
    <style:style style:name="T13" style:family="text">
      <style:text-properties officeooo:rsid="001cb34b"/>
    </style:style>
    <style:style style:name="T14" style:family="text">
      <style:text-properties officeooo:rsid="00164a61"/>
    </style:style>
    <style:style style:name="T15" style:family="text">
      <style:text-properties style:text-line-through-style="none" style:text-line-through-typ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Numerical Methods</text:span> <text:span text:style-name="T2">Overview</text:span></text:h>
      <text:h text:style-name="P2" text:outline-level="2">Root Finding</text:h>
      <text:p text:style-name="P3">Calculator এ সরাসরি করা যাবে, মান ১০০% accurate নাও হতে পারে। বা অংক করার পর <text:span text:style-name="T3">উত্তর</text:span> সমীকরনে বসিয়ে সিদ্ধ করা যাবে।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Topic</text:p>
            </table:table-cell>
            <table:table-cell table:style-name="Table1.A1" office:value-type="string">
              <text:p text:style-name="P4">Synonyms / Variants</text:p>
            </table:table-cell>
            <table:table-cell table:style-name="Table1.A1" office:value-type="string">
              <text:p text:style-name="P4">Notes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<text:span text:style-name="T4">Iteration Method</text:span></text:span></text:p>
          </table:table-cell>
          <table:table-cell table:style-name="Table1.A1" office:value-type="string">
            <text:p text:style-name="P6">Fixed Point Iteration/ <text:span text:style-name="T5">Substitution</text:span></text:p>
          </table:table-cell>
          <table:table-cell table:style-name="Table1.A1" office:value-type="string">
            <text:p text:style-name="P7">একপাশে x কে আনতে হবে, তারপর iteration</text:p>
            <text:p text:style-name="P7">( f(x) = 0 ) into ( x = g(x) )</text:p>
          </table:table-cell>
        </table:table-row>
        <table:table-row>
          <table:table-cell table:style-name="Table1.A3" office:value-type="string">
            <text:p text:style-name="P5"><text:span text:style-name="Strong_20_Emphasis"><text:span text:style-name="T4">Bisection Method</text:span></text:span></text:p>
          </table:table-cell>
          <table:table-cell table:style-name="Table1.A3" office:value-type="string">
            <text:p text:style-name="P6">Binary search for roots</text:p>
          </table:table-cell>
          <table:table-cell table:style-name="Table1.A3" office:value-type="string">
            <text:p text:style-name="P8"><text:span text:style-name="T5">সবসময় কাজ করবে কিন্তু ধীরগতির</text:span> <text:s/></text:p>
            <text:p text:style-name="P8">f(a)f(b) &lt; 0 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4">False Position Method</text:span></text:span></text:p>
          </table:table-cell>
          <table:table-cell table:style-name="Table1.A1" office:value-type="string">
            <text:p text:style-name="P6">Regula Falsi Method/ <text:span text:style-name="T5">Secant Line</text:span></text:p>
          </table:table-cell>
          <table:table-cell table:style-name="Table1.A1" office:value-type="string">
            <text:p text:style-name="P8">Like bisection but uses a secant line to improve speed.<text:line-break/>f(a)f(b) &lt; 0 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4">Newton–Raphson Method</text:span></text:span></text:p>
          </table:table-cell>
          <table:table-cell table:style-name="Table1.A1" office:value-type="string">
            <text:p text:style-name="P6">Tangent method</text:p>
          </table:table-cell>
          <table:table-cell table:style-name="Table1.A1" office:value-type="string">
            <text:p text:style-name="P7">Fast + derivate + ভালো একটা guess</text:p>
          </table:table-cell>
        </table:table-row>
      </table:table>
      <text:h text:style-name="P9" text:outline-level="3" text:is-list-header="true">Theory</text:h>
      <text:list text:style-name="L1">
        <text:list-item>
          <text:p text:style-name="P10">Convergence criteria of iteration method</text:p>
        </text:list-item>
        <text:list-item>
          <text:p text:style-name="P10">What is bracketing method? What is bracketing? </text:p>
        </text:list-item>
        <text:list-item>
          <text:p text:style-name="P10">Intermediate value theorem?</text:p>
        </text:list-item>
        <text:list-item>
          <text:p text:style-name="P10">Bisection vs iteration</text:p>
        </text:list-item>
        <text:list-item>
          <text:p text:style-name="P11">bisection vs false position</text:p>
        </text:list-item>
        <text:list-item>
          <text:p text:style-name="P11">case where bisection is preferable over false position (x<text:span text:style-name="T6">10</text:span>-1)</text:p>
        </text:list-item>
        <text:list-item>
          <text:p text:style-name="P12">advantages of false position</text:p>
        </text:list-item>
        <text:list-item>
          <text:p text:style-name="P12">when can newton raphson diverge</text:p>
        </text:list-item>
        <text:list-item>
          <text:p text:style-name="P12">advantages and disadvantages of newton raphson</text:p>
        </text:list-item>
      </text:list>
      <text:p text:style-name="P13"/>
      <text:p text:style-name="P13">Secant method পড়ানো হয় নি। সবুজ স্যার কেবল assignment দিয়েছিলো, আর কিছু না। কারো সন্দেহ থাকলে পড়ে নিতে পারেন। Secant ও root finding এর জন্যই ব্যবহৃত হয়।</text:p>
      <text:h text:style-name="P14" text:outline-level="2">Linear Equation Solve</text:h>
      <text:p text:style-name="P3">Calc<text:span text:style-name="T7">ulator</text:span> এ সরাসরি করা যাবে <text:span text:style-name="T7">চার ডিগ্রী পর্যন্ত। এবং উত্তর সমীকরণে বসিয়ে সিদ্ধ করা যাবে।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Topic</text:p>
            </table:table-cell>
            <table:table-cell table:style-name="Table2.A1" office:value-type="string">
              <text:p text:style-name="P4">Synonyms / Also Known As</text:p>
            </table:table-cell>
            <table:table-cell table:style-name="Table2.A1" office:value-type="string">
              <text:p text:style-name="P4">Difficulty</text:p>
            </table:table-cell>
            <table:table-cell table:style-name="Table2.A1" office:value-type="string">
              <text:p text:style-name="P4">Notes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4">Cramer’s Rule</text:span></text:span></text:p>
          </table:table-cell>
          <table:table-cell table:style-name="Table2.A1" office:value-type="string">
            <text:p text:style-name="P6">Determinant method</text:p>
          </table:table-cell>
          <table:table-cell table:style-name="Table2.A1" office:value-type="string">
            <text:p text:style-name="P6">★☆☆ (Easy)</text:p>
          </table:table-cell>
          <table:table-cell table:style-name="Table2.A1" office:value-type="string">
            <text:p text:style-name="P6">Direct formula for solving small systems (2x2, 3x3) using determinants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4">Gauss Elimination Method</text:span></text:span></text:p>
          </table:table-cell>
          <table:table-cell table:style-name="Table2.A1" office:value-type="string">
            <text:p text:style-name="P6">Forward elimination, Back substitution</text:p>
          </table:table-cell>
          <table:table-cell table:style-name="Table2.A1" office:value-type="string">
            <text:p text:style-name="P6">★★☆ (Moderate)</text:p>
          </table:table-cell>
          <table:table-cell table:style-name="Table2.A1" office:value-type="string">
            <text:p text:style-name="P6">Step-by-step elimination of variables; used in numerical solvers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4">Gauss–Jordan Elimination</text:span></text:span></text:p>
          </table:table-cell>
          <table:table-cell table:style-name="Table2.A1" office:value-type="string">
            <text:p text:style-name="P6">Reduced Row Echelon Form (RREF)</text:p>
          </table:table-cell>
          <table:table-cell table:style-name="Table2.A1" office:value-type="string">
            <text:p text:style-name="P6">★★★ (Harder)</text:p>
          </table:table-cell>
          <table:table-cell table:style-name="Table2.A1" office:value-type="string">
            <text:p text:style-name="P6">Extension of Gauss elimination to fully diagonalize the matrix. Useful in computer implementations.</text:p>
          </table:table-cell>
        </table:table-row>
      </table:table>
      <text:p text:style-name="P15"/>
      <text:h text:style-name="P16" text:outline-level="3">Theories</text:h>
      <text:list text:style-name="L2">
        <text:list-item>
          <text:p text:style-name="P17">Use cases of cramers rule</text:p>
        </text:list-item>
        <text:list-item>
          <text:p text:style-name="P17">what is forward elimination/ backword elimination/ row echelon form?</text:p>
        </text:list-item>
        <text:list-item>
          <text:p text:style-name="P17">What is reduced row echelon form/ pivot?</text:p>
        </text:list-item>
        <text:list-item>
          <text:p text:style-name="P17">Gauss elimination vs gauss jordan</text:p>
        </text:list-item>
      </text:list>
      <text:p text:style-name="P18"/>
      <text:p text:style-name="P18"/>
      <text:h text:style-name="P19" text:outline-level="2">Value Estimation</text:h>
      <text:p text:style-name="P20">Polynomial/ Linear Function estimation</text:p>
      <text:p text:style-name="P21">উত্তর কেমন হতে পারে, খালি চোখেই তার একটা আগাম ধারণা নেয়া যাবে…</text:p>
      <text:p text:style-name="P22">যদি প্রশ্নে train করতে বলে, বা এই টাইপের কিছু চোখে পড়ে, তাহলে linear/ SGD/ logistic হবে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Topic</text:p>
            </table:table-cell>
            <table:table-cell table:style-name="Table3.A1" office:value-type="string">
              <text:p text:style-name="P4">Synonyms / Related Terms</text:p>
            </table:table-cell>
            <table:table-cell table:style-name="Table3.A1" office:value-type="string">
              <text:p text:style-name="P4">Notes</text:p>
            </table:table-cell>
          </table:table-row>
        </table:table-header-rows>
        <table:table-row>
          <table:table-cell table:style-name="Table3.A1" office:value-type="string">
            <text:p text:style-name="P5"><text:span text:style-name="Strong_20_Emphasis"><text:span text:style-name="T4">Interpolation (Diagonal &amp; Horizontal differences)</text:span></text:span></text:p>
          </table:table-cell>
          <table:table-cell table:style-name="Table3.A1" office:value-type="string">
            <text:p text:style-name="P6">Finite Difference Table</text:p>
          </table:table-cell>
          <table:table-cell table:style-name="Table3.A1" office:value-type="string">
            <text:p text:style-name="P23">Only একটা function প্রশ্নে দিয়ে দিলেই হলো...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Lagrange Interpolation Method</text:span></text:span></text:p>
          </table:table-cell>
          <table:table-cell table:style-name="Table3.A1" office:value-type="string">
            <text:p text:style-name="P6">Polynomial interpolation</text:p>
          </table:table-cell>
          <table:table-cell table:style-name="Table3.A1" office:value-type="string">
            <text:p text:style-name="P23">কিছু value দেয়া থাকলে <text:span text:style-name="T8">একটা ছকের মধ্যে</text:span>, x আর y এর <text:span text:style-name="T8">ছোট পরিসরে</text:span>, এবং x এর কোনো value এর জন্য y বের করতে বললে...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Least Squares Regression/ </text:span></text:span><text:span text:style-name="Strong_20_Emphasis"><text:span text:style-name="T9">Linear Regression/ </text:span></text:span><text:span text:style-name="Strong_20_Emphasis"><text:span text:style-name="T10">Multiple Linear Regression/</text:span></text:span><text:span text:style-name="Strong_20_Emphasis"><text:span text:style-name="T9"> Polynomial Regression/ Gradient Descent</text:span></text:span></text:p>
          </table:table-cell>
          <table:table-cell table:style-name="Table3.A1" office:value-type="string">
            <text:p text:style-name="P6">Curve fitting, Best-fit line</text:p>
          </table:table-cell>
          <table:table-cell table:style-name="Table3.A1" office:value-type="string">
            <text:p text:style-name="P23">প্রশ্নে যাই বলুক না কেনো, gradient descent দিয়েই solve করা যাবে...</text:p>
          </table:table-cell>
        </table:table-row>
        <table:table-row>
          <table:table-cell table:style-name="Table3.A1" office:value-type="string">
            <text:p text:style-name="P24"><text:span text:style-name="Strong_20_Emphasis"><text:span text:style-name="T9">Stochastic Gradient Descent</text:span></text:span></text:p>
          </table:table-cell>
          <table:table-cell table:style-name="Table3.A1" office:value-type="string">
            <text:p text:style-name="P23">SGD, <text:span text:style-name="T11">optimized loss function</text:span></text:p>
          </table:table-cell>
          <table:table-cell table:style-name="Table3.A1" office:value-type="string">
            <text:p text:style-name="P23">প্রশ্নে যদি বলে দেয় তাহলে, gradient descent এর পরিবর্তে এটা ব্যবহার করা যাবে যদি বেশী performance এর দরকার হয়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Logistic Regression</text:span></text:span></text:p>
          </table:table-cell>
          <table:table-cell table:style-name="Table3.A1" office:value-type="string">
            <text:p text:style-name="P6">Sigmoid-based classification</text:p>
          </table:table-cell>
          <table:table-cell table:style-name="Table3.A1" office:value-type="string">
            <text:p text:style-name="P23">লিনিয়ার/ পলিনমিয়াল regression এর যে output সেই ফাংশনটাই sigmoid এ বসিয়ে দিলেই হবে</text:p>
          </table:table-cell>
        </table:table-row>
      </table:table>
      <text:h text:style-name="P25" text:outline-level="3">Theory</text:h>
      <text:list text:style-name="L3">
        <text:list-item>
          <text:p text:style-name="P26">Forward vs backward interpolation</text:p>
        </text:list-item>
        <text:list-item>
          <text:p text:style-name="P27">Advantages of Lagrange interpolation</text:p>
        </text:list-item>
        <text:list-item>
          <text:p text:style-name="P27">Least square regression, squared error</text:p>
        </text:list-item>
        <text:list-item>
          <text:p text:style-name="P28">R<text:span text:style-name="T6">2</text:span> (R Squared)</text:p>
        </text:list-item>
        <text:list-item>
          <text:p text:style-name="P29">Gradient Descent (GD) vs SGD</text:p>
        </text:list-item>
        <text:list-item>
          <text:p text:style-name="P30">What is logistic regression </text:p>
        </text:list-item>
        <text:list-item>
          <text:p text:style-name="P30">Linear regression vs logistic regression</text:p>
        </text:list-item>
      </text:list>
      <text:h text:style-name="P31" text:outline-level="2">Integral Approximation</text:h>
      <text:p text:style-name="P32">Integration বা ক্সেত্রফল বের করতে ব<text:span text:style-name="T12">লতে</text:span> পারে। মেথড কোনটা ব্যবহার করতে হবে সেটা নির্ভর করবে আমাদের গ্রাফ কেমন হবে <text:span text:style-name="T12">এবং কেমন accuracy চাই…</text:span></text:p>
      <text:p text:style-name="P33">Calcultor এ সলভ করা যাবে (integration), খুব বেশী জটিল equation না হলে। তারপর কাছাকাছিই উত্তর আসবে, তবে মিলবে না <text:span text:style-name="T13">I guess...</text:span>। বা <text:span text:style-name="T13">উত্তরে </text:span>খুব বেশী পার্থক্য হলেও চিন্তার কিছু নেই..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">Topic</text:p>
            </table:table-cell>
            <table:table-cell table:style-name="Table4.A1" office:value-type="string">
              <text:p text:style-name="P4">Synonyms / Variants</text:p>
            </table:table-cell>
            <table:table-cell table:style-name="Table4.A1" office:value-type="string">
              <text:p text:style-name="P4">Notes</text:p>
            </table:table-cell>
          </table:table-row>
        </table:table-header-rows>
        <table:table-row>
          <table:table-cell table:style-name="Table4.A1" office:value-type="string">
            <text:p text:style-name="P5"><text:span text:style-name="Strong_20_Emphasis"><text:span text:style-name="T4">Trapezoidal Rule</text:span></text:span></text:p>
          </table:table-cell>
          <table:table-cell table:style-name="Table4.A1" office:value-type="string">
            <text:p text:style-name="P34">First order </text:p>
          </table:table-cell>
          <table:table-cell table:style-name="Table4.A1" office:value-type="string">
            <text:p text:style-name="P6">Approximates area using trapeziums.</text:p>
          </table:table-cell>
        </table:table-row>
        <table:table-row>
          <table:table-cell table:style-name="Table4.A1" office:value-type="string">
            <text:p text:style-name="P5"><text:span text:style-name="Strong_20_Emphasis"><text:span text:style-name="T4">Simpson’s 1/3 Rule</text:span></text:span></text:p>
          </table:table-cell>
          <table:table-cell table:style-name="Table4.A1" office:value-type="string">
            <text:p text:style-name="P6">Parabolic rule/ <text:span text:style-name="T2">Second order</text:span></text:p>
          </table:table-cell>
          <table:table-cell table:style-name="Table4.A1" office:value-type="string">
            <text:p text:style-name="P6">Fits 2nd-degree polynomials between intervals.</text:p>
          </table:table-cell>
        </table:table-row>
        <table:table-row>
          <table:table-cell table:style-name="Table4.A1" office:value-type="string">
            <text:p text:style-name="P5"><text:span text:style-name="Strong_20_Emphasis"><text:span text:style-name="T4">Simpson’s 3/8 Rule</text:span></text:span></text:p>
          </table:table-cell>
          <table:table-cell table:style-name="Table4.A1" office:value-type="string">
            <text:p text:style-name="P6">Cubic rule/ <text:span text:style-name="T2">Third order</text:span></text:p>
          </table:table-cell>
          <table:table-cell table:style-name="Table4.A1" office:value-type="string">
            <text:p text:style-name="P6">Fits cubic polynomials for better precision.</text:p>
          </table:table-cell>
        </table:table-row>
      </table:table>
      <text:p text:style-name="P32"/>
      <text:h text:style-name="P35" text:outline-level="3">Theory</text:h>
      <text:list text:style-name="L4">
        <text:list-item>
          <text:p text:style-name="P36">Explanation with graphs</text:p>
        </text:list-item>
      </text:list>
      <text:h text:style-name="P31" text:outline-level="2">Ordinary <text:span text:style-name="T14">Differential Equation</text:span></text:h>
      <text:p text:style-name="P37">প্রশ্নের pattern এমন হবে, একটা derivative term দেয়া থাকবে, আর initial x এর একটা value এর জন্য y এর একটা value দেয়া থাকবে, যেমন, y(0) = 1, আর milnes এর জন্য বেশ কিছু value দেয়া থাকবে...<text:span text:style-name="T13">check slid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">Topic</text:p>
            </table:table-cell>
            <table:table-cell table:style-name="Table5.A1" office:value-type="string">
              <text:p text:style-name="P4">Synonyms / Related Terms</text:p>
            </table:table-cell>
            <table:table-cell table:style-name="Table5.A1" office:value-type="string">
              <text:p text:style-name="P4">Notes</text:p>
            </table:table-cell>
          </table:table-row>
        </table:table-header-rows>
        <table:table-row>
          <table:table-cell table:style-name="Table5.A1" office:value-type="string">
            <text:p text:style-name="P5"><text:span text:style-name="Strong_20_Emphasis"><text:span text:style-name="T4">Euler’s Method</text:span></text:span></text:p>
          </table:table-cell>
          <table:table-cell table:style-name="Table5.A1" office:value-type="string">
            <text:p text:style-name="P6">First-order Taylor method/ <text:span text:style-name="T2">Tangent Line method</text:span></text:p>
          </table:table-cell>
          <table:table-cell table:style-name="Table5.A1" office:value-type="string">
            <text:p text:style-name="P6">Simple, but errors accumulate fast.</text:p>
          </table:table-cell>
        </table:table-row>
        <table:table-row>
          <table:table-cell table:style-name="Table5.A1" office:value-type="string">
            <text:p text:style-name="P5"><text:span text:style-name="Strong_20_Emphasis"><text:span text:style-name="T4">Milne’s Method</text:span></text:span></text:p>
          </table:table-cell>
          <table:table-cell table:style-name="Table5.A1" office:value-type="string">
            <text:p text:style-name="P6">Predictor–Corrector</text:p>
          </table:table-cell>
          <table:table-cell table:style-name="Table5.A1" office:value-type="string">
            <text:p text:style-name="P34">একটু বড়সড়, দুই step এ সলভ করতে হয় :(</text:p>
          </table:table-cell>
        </table:table-row>
        <table:table-row>
          <table:table-cell table:style-name="Table5.A4" office:value-type="string">
            <text:p text:style-name="Table_20_Contents"><text:span text:style-name="Strong_20_Emphasis"><text:span text:style-name="T4">Picard’s Method</text:span></text:span></text:p>
          </table:table-cell>
          <table:table-cell table:style-name="Table5.A4" office:value-type="string">
            <text:p text:style-name="P38">Successive approximations</text:p>
          </table:table-cell>
          <table:table-cell table:style-name="Table5.A4" office:value-type="string">
            <text:p text:style-name="P38">Iterative method, <text:span text:style-name="T2">সাধারণত iteration বাড়ালে precision বাবড়ার কথা। স্যার যেহেতু তিনটা করে শিখিয়েছেন, এবাবেই answer করাটা বেটার। এমনিতে বাস্তবে যতোক্ষণ না converge হয় ততোক্ষন পর্যন্ত করতে হয়।</text:span></text:p>
          </table:table-cell>
        </table:table-row>
      </table:table>
      <text:p text:style-name="P39"/>
      <text:h text:style-name="P35" text:outline-level="3">Theory</text:h>
      <text:list text:style-name="L5">
        <text:list-item>
          <text:p text:style-name="P40">What is ordinary differential equation?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3">Range-Kutta স্যার পড়ায় নি, কিন্তু স্যারের slide এ keyword টা আছে, এবং সবুজ স্যার একদিন সিলেবাস চেয়েছিলো সেখানেও range kutta mention করা হয়েছিলো। তাই পড়ে নেয়াটা বেটার। অনেকটাই Euler’s এর মতো। একে improved Euler ও বলা হয়।</text:p>
      <text:p text:style-name="P42"><text:span text:style-name="T15">- </text:span><text:a xlink:type="simple" xlink:href="https://python.sharafat.xyz/differential-equations" text:style-name="Internet_20_link" text:visited-style-name="Visited_20_Internet_20_Link"><text:span text:style-name="T15">https://python.sharafat.xyz/differential-equations</text:span></text:a><text:span text:style-name="T15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1:00:19.846846599</meta:creation-date>
    <dc:date>2025-10-14T13:01:45.770414999</dc:date>
    <meta:editing-duration>PT29M11S</meta:editing-duration>
    <meta:editing-cycles>11</meta:editing-cycles>
    <meta:generator>LibreOffice/25.8.2.1$Linux_X86_64 LibreOffice_project/580$Build-1</meta:generator>
    <meta:document-statistic meta:table-count="5" meta:image-count="0" meta:object-count="0" meta:page-count="5" meta:paragraph-count="119" meta:word-count="737" meta:character-count="4252" meta:non-whitespace-character-count="3651"/>
  </office:meta>
</office:document-meta>
</file>